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KaiTi" svg:font-family="KaiTi" style:font-family-generic="modern" style:font-pitch="fixed"/>
    <style:font-face style:name="Carpal Tunnel" svg:font-family="'Carpal Tunnel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Times New Roman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text-outline="false" style:font-name="Times New Roman" fo:text-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outline="true"/>
    </style:style>
    <style:style style:name="T5" style:family="text">
      <style:text-properties style:text-outline="false"/>
    </style:style>
    <style:style style:name="T6" style:family="text">
      <style:text-properties style:text-outline="false" fo:text-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!QuickNote</text:p>
      <text:p text:style-name="P1"/>
      <text:p text:style-name="P3"><text:line-break/><text:span text:style-name="T3">Opis:</text:span></text:p>
      <text:p text:style-name="P2"><text:tab/>Oprogramowanie ma umożliwiać szybki i prosty dostęp do bazy podręcznych notatek. Aplikacja będzie działała w tle zapewniając szybki dostęp globalnym skrótem klawiszowym. Notatki będą automatycznie synchronizowane z kontem użytkownika i umieszczane w bazie danych na serwerze. Dostęp do notatek będzie również możliwy przez stronę internetową.</text:p>
      <text:p text:style-name="P2"/>
      <text:p text:style-name="P2"/>
      <text:p text:style-name="P7">Specyfikacja wymagań funkcjonalnych:</text:p>
      <text:list xml:id="list5455294506291845163" text:style-name="L1">
        <text:list-item>
          <text:p text:style-name="P9">możliwość przeglądania utworzonych wcześniej notatek z opcją sortowania po dacie utworzenia, tytule i tagach</text:p>
        </text:list-item>
        <text:list-item>
          <text:p text:style-name="P9">możliwość dodawania notatki do bazy z poziomu oprogramowania uruchomionego na systemie Windows</text:p>
        </text:list-item>
        <text:list-item>
          <text:p text:style-name="P9">automatyczna synchronizacja lokalnej bazy notatek z kontem użytkownika na serwerze</text:p>
        </text:list-item>
        <text:list-item>
          <text:p text:style-name="P9">możliwość przeglądania, edycji oraz dodawania nowych notatek z poziomu strony internetowej</text:p>
        </text:list-item>
        <text:list-item>
          <text:p text:style-name="P9">zapewnienie szybkiego i prostego dostępu do najważniejszych funkcji programu poprzez globalne skróty klawiszowy</text:p>
        </text:list-item>
        <text:list-item>
          <text:p text:style-name="P9">możliwość utworzenia nowego konta użytkownika z poziomu strony internetowej</text:p>
        </text:list-item>
        <text:list-item>
          <text:p text:style-name="P9">możliwość dzielenia się notatkami z innymi za pomocą wygenerowanego hiperłącza</text:p>
        </text:list-item>
        <text:list-item>
          <text:p text:style-name="P9">możliwość wygenerowania backupu bazy w postaci pliku *.rar</text:p>
        </text:list-item>
        <text:list-item>
          <text:p text:style-name="P8"><text:span text:style-name="T6">możliwość ustawienia daty przypomnienia na notatce oraz wyświetlenia jej o wyznaczonej godzinie</text:span></text:p>
        </text:list-item>
      </text:list>
      <text:p text:style-name="P2"/>
      <text:p text:style-name="P3"><text:tab/>Dodatkowo notatki którego zostaną oznaczone jako „załatwione” będą przenoszone do archiwum, które nie będzie wyświetlane w głównym oknie aplikacji.<text:line-break/><text:line-break/><text:line-break/><text:span text:style-name="T3">Specyfikacja wymagań software'owych i sprzętowych:</text:span></text:p>
      <text:p text:style-name="P2"><text:tab/>System będzie działał w architekturze klient-serwer poprzez połączenie internetowe. Po fizycznej stronie serwera zainstalowany jest serwer WWW (z interpreterem PHP) oraz serwer baz danych, które zawierają wszelkie informacje o notatkach. Po stronie klienta wymagane są system operacyjny Microsoft Windows 7 lub nowszy, zainstalowany klient aplikacji oraz w celu dostępu do dodatkowych funkcjonalności przeglądarka internetowa oraz połączenie z Internetem.</text:p>
      <text:p text:style-name="P4"/>
      <text:p text:style-name="P4"/>
      <text:p text:style-name="P4"/>
      <text:p text:style-name="P4"/>
      <text:p text:style-name="P5">Skład grupy: Bartosz Dec, Mariusz Draszczuk, Mateusz Kłodnic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KaiTi" svg:font-family="KaiTi" style:font-family-generic="modern" style:font-pitch="fixed"/>
    <style:font-face style:name="Carpal Tunnel" svg:font-family="'Carpal Tunnel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6:32:19.25</meta:creation-date>
    <meta:document-statistic meta:table-count="0" meta:image-count="0" meta:object-count="0" meta:page-count="1" meta:paragraph-count="16" meta:word-count="248" meta:character-count="1914"/>
    <dc:date>2013-11-14T16:59:52.17</dc:date>
    <meta:editing-duration>PT7M28S</meta:editing-duration>
    <meta:editing-cycles>1</meta:editing-cycles>
    <meta:generator>OpenOffice.org/3.4.1$Win32 OpenOffice.org_project/341m1$Build-9593</meta:generator>
  </office:meta>
</office:document-meta>
</file>